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3.43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1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3.43cm" fo:min-width="4.5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3.43cm" fo:min-width="4.5cm"/>
      <style:paragraph-properties style:writing-mode="lr-tb"/>
    </style:style>
    <style:style style:name="gr7" style:family="graphic" style:parent-style-name="standard">
      <style:graphic-properties draw:fill-color="#ff972f" draw:textarea-horizontal-align="justify" draw:textarea-vertical-align="middle" draw:auto-grow-height="false" fo:min-height="3.43cm" fo:min-width="4.5cm"/>
      <style:paragraph-properties style:writing-mode="lr-tb"/>
    </style:style>
    <style:style style:name="gr8" style:family="graphic" style:parent-style-name="standard">
      <style:graphic-properties draw:fill-color="#ff6d6d" draw:textarea-horizontal-align="justify" draw:textarea-vertical-align="middle" draw:auto-grow-height="false" fo:min-height="6.25cm" fo:min-width="6.5cm"/>
      <style:paragraph-properties style:writing-mode="lr-tb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6.35cm" fo:min-width="5.8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95cm" fo:min-width="4.5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53cm"/>
      <style:paragraph-properties style:writing-mode="lr-tb"/>
    </style:style>
    <style:style style:name="gr13" style:family="graphic" style:parent-style-name="standard">
      <style:graphic-properties svg:stroke-color="#111111" draw:marker-start="Circle" draw:marker-end="Rounded_20_short_20_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5" style:family="graphic" style:parent-style-name="standard">
      <style:graphic-properties svg:stroke-color="#000000" draw:marker-start="Circle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color="#000000" draw:marker-start="Arrow" draw:marker-end="Circl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standard">
      <style:graphic-properties draw:fill-color="#ff972f" draw:textarea-horizontal-align="justify" draw:textarea-vertical-align="middle" draw:auto-grow-height="false" fo:min-height="2.35cm" fo:min-width="4.5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2.35cm" fo:min-width="4.5cm"/>
      <style:paragraph-properties style:writing-mode="lr-tb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2.35cm" fo:min-width="4.5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2.35cm" fo:min-width="4.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2.35cm" fo:min-width="4.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objectwithoutfill">
      <style:graphic-properties draw:stroke="dash" draw:stroke-dash="Dot" draw:fill="solid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2.113cm" fo:min-width="3.094cm"/>
      <style:paragraph-properties style:writing-mode="lr-tb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2.127cm" fo:min-width="3.09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38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cm" fo:min-width="1.1cm"/>
    </style:style>
    <style:style style:name="gr40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3.31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4.2cm"/>
      <style:paragraph-properties style:writing-mode="lr-tb"/>
    </style:style>
    <style:style style:name="gr46" style:family="graphic" style:parent-style-name="standard">
      <style:graphic-properties draw:fill-color="#e16173" draw:textarea-horizontal-align="justify" draw:textarea-vertical-align="middle" draw:auto-grow-height="false" fo:min-height="0.458cm" fo:min-width="0.208cm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8.65cm" fo:min-width="4.5cm"/>
      <style:paragraph-properties style:writing-mode="lr-tb"/>
    </style:style>
    <style:style style:name="gr48" style:family="graphic" style:parent-style-name="standard">
      <style:graphic-properties draw:fill-color="#ffff38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1.55cm"/>
      <style:paragraph-properties style:writing-mode="lr-tb"/>
    </style:style>
    <style:style style:name="gr52" style:family="graphic" style:parent-style-name="standard">
      <style:graphic-properties draw:fill-color="#ffff38" draw:textarea-horizontal-align="justify" draw:textarea-vertical-align="middle" draw:auto-grow-height="false" fo:min-height="0cm" fo:min-width="5.363cm"/>
    </style:style>
    <style:style style:name="gr5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55" style:family="graphic" style:parent-style-name="standard">
      <style:graphic-properties draw:fill-color="#ffff00" draw:textarea-horizontal-align="justify" draw:textarea-vertical-align="middle" draw:auto-grow-height="false" fo:min-height="9.45cm" fo:min-width="9.1cm"/>
      <style:paragraph-properties style:writing-mode="lr-tb"/>
    </style:style>
    <style:style style:name="gr56" style:family="graphic" style:parent-style-name="standard">
      <style:graphic-properties draw:fill-color="#ffff38" draw:textarea-horizontal-align="justify" draw:textarea-vertical-align="middle" draw:auto-grow-height="false" fo:min-height="0cm" fo:min-width="10.7cm"/>
    </style:style>
    <style:style style:name="gr57" style:family="graphic" style:parent-style-name="standard">
      <style:graphic-properties draw:fill-color="#b4c7dc" draw:textarea-horizontal-align="justify" draw:textarea-vertical-align="middle" draw:auto-grow-height="false" fo:min-height="2.55cm" fo:min-width="3.4cm"/>
    </style:style>
    <style:style style:name="gr58" style:family="graphic" style:parent-style-name="standard">
      <style:graphic-properties draw:fill-color="#e8f2a1" draw:textarea-horizontal-align="justify" draw:textarea-vertical-align="middle" draw:auto-grow-height="false" fo:min-height="0.458cm" fo:min-width="0.208cm"/>
    </style:style>
    <style:style style:name="gr59" style:family="graphic" style:parent-style-name="standard">
      <style:graphic-properties draw:textarea-horizontal-align="justify" draw:textarea-vertical-align="middle" draw:auto-grow-height="false" fo:min-height="0.951cm" fo:min-width="8.4cm"/>
      <style:paragraph-properties style:writing-mode="lr-tb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5.05cm" fo:min-width="3.4cm"/>
    </style:style>
    <style:style style:name="gr6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951cm" fo:min-width="8.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951cm" fo:min-width="4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51cm" fo:min-width="1.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2" style:family="paragraph">
      <loext:graphic-properties draw:fill-color="#ffff00"/>
      <style:paragraph-properties fo:text-align="center" style:writing-mode="lr-tb"/>
      <style:text-properties fo:font-size="14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-color="#bbe33d"/>
      <style:paragraph-properties fo:text-align="center" style:writing-mode="lr-tb"/>
      <style:text-properties fo:font-size="14pt" fo:font-weight="bold" style:font-weight-asian="bold" style:font-weight-complex="bold"/>
    </style:style>
    <style:style style:name="P5" style:family="paragraph">
      <loext:graphic-properties draw:fill-color="#ff6d6d"/>
      <style:paragraph-properties fo:text-align="center" style:writing-mode="lr-tb"/>
      <style:text-properties fo:font-size="14pt" fo:font-weight="bold" style:font-weight-asian="bold" style:font-weight-complex="bold"/>
    </style:style>
    <style:style style:name="P6" style:family="paragraph">
      <loext:graphic-properties draw:fill-color="#ff972f"/>
      <style:paragraph-properties fo:text-align="center" style:writing-mode="lr-tb"/>
      <style:text-properties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/>
    </style:style>
    <style:style style:name="P14" style:family="paragraph">
      <loext:graphic-properties draw:fill-color="#ff972f"/>
      <style:paragraph-properties fo:text-align="center" style:writing-mode="lr-tb"/>
    </style:style>
    <style:style style:name="P15" style:family="paragraph">
      <loext:graphic-properties draw:fill-color="#ffff00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7" style:family="paragraph">
      <loext:graphic-properties draw:fill-color="#ff6d6d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-color="#bbe33d"/>
      <style:paragraph-properties fo:text-align="center" style:writing-mode="lr-tb"/>
      <style:text-properties fo:font-style="normal" style:font-style-asian="normal" style:font-style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972f"/>
      <style:paragraph-properties fo:text-align="center" style:writing-mode="lr-tb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solid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 style:writing-mode="lr-tb"/>
    </style:style>
    <style:style style:name="P31" style:family="paragraph">
      <loext:graphic-properties draw:fill-color="#e16173"/>
      <style:paragraph-properties fo:text-align="center"/>
    </style:style>
    <style:style style:name="P32" style:family="paragraph">
      <loext:graphic-properties draw:fill-color="#ffff38"/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34" style:family="paragraph">
      <loext:graphic-properties draw:fill-color="#b4c7dc"/>
      <style:paragraph-properties fo:text-align="center"/>
    </style:style>
    <style:style style:name="P35" style:family="paragraph">
      <loext:graphic-properties draw:fill-color="#e8f2a1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fo:font-size="10pt" fo:font-style="normal" fo:font-weight="normal" style:font-size-asian="10pt" style:font-size-complex="10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P3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size="14pt" fo:font-style="normal" style:font-style-asian="normal" style:font-style-complex="normal"/>
    </style:style>
    <style:style style:name="T6" style:family="text">
      <style:text-properties style:font-name="Liberation Sans1" fo:font-size="14pt" fo:font-weight="bold" style:font-name-asian="Liberation Sans1" style:font-weight-asian="bold" style:font-name-complex="Liberation Sans1" style:font-weight-complex="bold"/>
    </style:style>
    <style:style style:name="T7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color="#2a6099" fo:font-size="14pt" style:font-size-asian="14pt" style:font-size-complex="14pt"/>
    </style:style>
    <style:style style:name="T11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2pt" fo:font-style="normal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font-style="italic" style:font-size-asian="14pt" style:font-style-asian="italic" style:font-size-complex="14pt" style:font-style-complex="italic"/>
    </style:style>
    <style:style style:name="T17" style:family="text">
      <style:text-properties fo:font-size="10pt" fo:font-weight="bold" style:font-size-asian="12pt" style:font-weight-asian="bold" style:font-size-complex="12pt" style:font-weight-complex="bold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ans1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21" style:family="text">
      <style:text-properties style:font-name="Liberation Sans2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22" style:family="text">
      <style:text-properties style:font-name="Liberation Sans2" fo:font-size="12pt" fo:font-style="normal" style:font-name-asian="Liberation Sans1" style:font-size-asian="14pt" style:font-style-asian="normal" style:font-name-complex="Liberation Sans1" style:font-size-complex="14pt" style:font-style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normal" style:font-size-asian="12pt" style:font-style-asian="normal" style:font-size-complex="12pt" style:font-style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font-style="normal" fo:font-weight="normal" style:font-size-asian="10pt" style:font-size-complex="10pt"/>
    </style:style>
    <style:style style:name="T29" style:family="text">
      <style:text-properties fo:font-style="italic"/>
    </style:style>
    <style:style style:name="T3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68cm" svg:x="7.1cm" svg:y="10.6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66cm" svg:x="13.6cm" svg:y="10.6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6.7cm" svg:y="14.6cm">
          <draw:text-box>
            <text:p><text:span text:style-name="T2">Poli</text:span><text:span text:style-name="T2">cy </text:span><text:span text:style-name="T2">net</text:span><text:span text:style-name="T2">wor</text:span><text:span text:style-name="T2">k</text:span><text:span text:style-name="T3"> is </text:span><text:span text:style-name="T3">use</text:span><text:span text:style-name="T3">d in </text:span><text:span text:style-name="T3">gam</text:span><text:span text:style-name="T3">e to </text:span><text:span text:style-name="T3">pred</text:span><text:span text:style-name="T3">ict Q </text:span><text:span text:style-name="T3">and </text:span><text:span text:style-name="T3">cho</text:span><text:span text:style-name="T3">ose </text:span><text:span text:style-name="T3">best </text:span><text:span text:style-name="T3">acti</text:span><text:span text:style-name="T3">on </text:span><text:span text:style-name="T3">(</text:span><text:span text:style-name="T4">arg</text:span><text:span text:style-name="T4">max</text:span><text:span text:style-name="T3">Q)</text:span></text:p>
          </draw:text-box>
        </draw:frame>
        <draw:frame draw:style-name="gr3" draw:text-style-name="P3" draw:layer="layout" svg:width="6.2cm" svg:height="2.7cm" svg:x="16.5cm" svg:y="7.294cm">
          <draw:text-box>
            <text:p><text:span text:style-name="T2">Me</text:span><text:span text:style-name="T2">mor</text:span><text:span text:style-name="T2">y</text:span><text:span text:style-name="T3"> is </text:span><text:span text:style-name="T3">a </text:span><text:span text:style-name="T3">data</text:span><text:span text:style-name="T3">bas</text:span><text:span text:style-name="T3">e of </text:span><text:span text:style-name="T4">stat</text:span><text:span text:style-name="T4">e, </text:span><text:span text:style-name="T4">acti</text:span><text:span text:style-name="T4">on, </text:span><text:span text:style-name="T4">rew</text:span><text:span text:style-name="T4">ard, </text:span><text:span text:style-name="T4">new </text:span><text:span text:style-name="T4">stat</text:span><text:span text:style-name="T4">e, </text:span><text:span text:style-name="T4">term</text:span><text:span text:style-name="T4">inal <text:s/></text:span></text:p>
          </draw:text-box>
        </draw:frame>
        <draw:frame draw:style-name="gr4" draw:text-style-name="P3" draw:layer="layout" svg:width="6.2cm" svg:height="3.026cm" svg:x="13.4cm" svg:y="14.6cm">
          <draw:text-box>
            <text:p><text:span text:style-name="T2">Tar</text:span><text:span text:style-name="T2">get </text:span><text:span text:style-name="T2">net</text:span><text:span text:style-name="T2">wor</text:span><text:span text:style-name="T2">k</text:span><text:span text:style-name="T3"> is </text:span><text:span text:style-name="T3">use</text:span><text:span text:style-name="T3">d in </text:span><text:span text:style-name="T3">gam</text:span><text:span text:style-name="T3">e to </text:span><text:span text:style-name="T3">give </text:span><text:span text:style-name="T3">refer</text:span><text:span text:style-name="T3">enc</text:span><text:span text:style-name="T3">e/tar</text:span><text:span text:style-name="T3">get </text:span><text:span text:style-name="T3">valu</text:span><text:span text:style-name="T3">e of </text:span><text:span text:style-name="T3">Q </text:span><text:span text:style-name="T3">only </text:span><text:span text:style-name="T3">whe</text:span><text:span text:style-name="T3">n </text:span><text:span text:style-name="T3">train</text:span><text:span text:style-name="T3">ing </text:span><text:span text:style-name="T3">the </text:span><text:span text:style-name="T4">polic</text:span><text:span text:style-name="T4">y </text:span><text:span text:style-name="T4">net</text:span><text:span text:style-name="T4">wor</text:span><text:span text:style-name="T4">k</text:span></text:p>
          </draw:text-box>
        </draw:frame>
        <draw:custom-shape draw:style-name="gr5" draw:text-style-name="P4" draw:layer="layout" svg:width="5cm" svg:height="3.68cm" svg:x="16.8cm" svg:y="3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.68cm" svg:x="10.3cm" svg:y="3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9.9cm" svg:y="7.295cm">
          <draw:text-box>
            <text:p><text:span text:style-name="T2">Env</text:span><text:span text:style-name="T2">iron</text:span><text:span text:style-name="T2">men</text:span><text:span text:style-name="T2">t</text:span><text:span text:style-name="T3"> is </text:span><text:span text:style-name="T3">a </text:span><text:span text:style-name="T3">mod</text:span><text:span text:style-name="T3">el of </text:span><text:span text:style-name="T3">a </text:span><text:span text:style-name="T3">worl</text:span><text:span text:style-name="T3">d</text:span></text:p>
          </draw:text-box>
        </draw:frame>
        <draw:custom-shape draw:style-name="gr7" draw:text-style-name="P6" draw:layer="layout" svg:width="5cm" svg:height="3.68cm" svg:x="3.6cm" svg:y="3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cm" svg:height="3.026cm" svg:x="3cm" svg:y="7.2cm">
          <draw:text-box>
            <text:p><text:span text:style-name="T2">Age</text:span><text:span text:style-name="T2">nt</text:span><text:span text:style-name="T3"> is </text:span><text:span text:style-name="T3">that </text:span><text:span text:style-name="T3">whic</text:span><text:span text:style-name="T3">h </text:span><text:span text:style-name="T3">inter</text:span><text:span text:style-name="T3">acts </text:span><text:span text:style-name="T3">with </text:span><text:span text:style-name="T3">the </text:span><text:span text:style-name="T3">envi</text:span><text:span text:style-name="T3">ron</text:span><text:span text:style-name="T3">men</text:span><text:span text:style-name="T3">t </text:span><text:span text:style-name="T3">and </text:span><text:span text:style-name="T3">lear</text:span><text:span text:style-name="T3">ns a </text:span><text:span text:style-name="T4">polic</text:span><text:span text:style-name="T4">y</text:span><text:span text:style-name="T5"> for </text:span><text:span text:style-name="T5">best </text:span><text:span text:style-name="T5">acti</text:span><text:span text:style-name="T5">on </text:span><text:span text:style-name="T5">to </text:span><text:span text:style-name="T5">take</text:span></text:p>
          </draw:text-box>
        </draw:frame>
      </draw:page>
      <draw:page draw:name="page2" draw:style-name="dp1" draw:master-page-name="Default">
        <draw:custom-shape draw:style-name="gr8" draw:text-style-name="P5" xml:id="id2" draw:id="id2" draw:layer="layout" svg:width="7cm" svg:height="6.5cm" svg:x="16.6cm" svg:y="6.1cm">
          <text:p text:style-name="P1"><text:span text:style-name="T1">Environment</text:span></text:p>
          <text:p text:style-name="P1"><text:span text:style-name="T1">(simulation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6.3cm" svg:height="6.6cm" svg:x="5.2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5cm" svg:height="2.2cm" svg:x="5.9cm" svg:y="10.1cm">
          <text:p text:style-name="P1"><text:span text:style-name="T1">Policy (</text:span><text:span text:style-name="T6">π</text:span><text:span text:style-name="T1">) network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cm" svg:height="2cm" svg:x="5.9cm" svg:y="7.5cm">
          <text:p text:style-name="P1"><text:span text:style-name="T1">Memory (optional)</text:span></text:p>
          <text:p text:style-name="P7"><text:span text:style-name="T7">state, action, reward, </text:span></text:p>
          <text:p text:style-name="P7"><text:span text:style-name="T7">new state, termina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8cm" svg:height="2.603cm" svg:x="5.4cm" svg:y="6.3cm">
          <draw:text-box>
            <text:p><text:span text:style-name="T8">Age</text:span><text:span text:style-name="T8">nt – </text:span><text:span text:style-name="T8">cor</text:span><text:span text:style-name="T8">e </text:span><text:span text:style-name="T8">ele</text:span><text:span text:style-name="T8">men</text:span><text:span text:style-name="T8">ts</text:span></text:p>
          </draw:text-box>
        </draw:frame>
        <draw:connector draw:style-name="gr13" draw:text-style-name="P9" draw:layer="layout" svg:x1="10.9cm" svg:y1="11.2cm" svg:x2="16.6cm" svg:y2="9.35cm" draw:start-shape="id1" draw:start-glue-point="1" draw:end-shape="id2" draw:end-glue-point="3" svg:d="M10900 11200h2850v-1850h2850" svg:viewBox="0 0 5701 1851">
          <text:p/>
        </draw:connector>
        <draw:frame draw:style-name="gr14" draw:text-style-name="P11" draw:layer="layout" svg:width="2.7cm" svg:height="0.839cm" svg:x="11.2cm" svg:y="10.361cm">
          <draw:text-box>
            <text:p text:style-name="P10"><text:span text:style-name="T9">Acti</text:span><text:span text:style-name="T9">on</text:span></text:p>
          </draw:text-box>
        </draw:frame>
        <draw:connector draw:style-name="gr15" draw:text-style-name="P9" draw:layer="layout" draw:line-skew="-0.499cm" svg:x1="20.1cm" svg:y1="6.1cm" svg:x2="8.35cm" svg:y2="6.1cm" draw:start-shape="id2" draw:start-glue-point="0" draw:end-shape="id3" draw:end-glue-point="0" svg:d="M20100 6100v-1000h-11750v1000" svg:viewBox="0 0 11751 1001">
          <text:p/>
        </draw:connector>
        <draw:frame draw:style-name="gr16" draw:text-style-name="P12" draw:layer="layout" svg:width="4.1cm" svg:height="0.962cm" svg:x="12.2cm" svg:y="4cm">
          <draw:text-box>
            <text:p text:style-name="P10">Reward</text:p>
          </draw:text-box>
        </draw:frame>
        <draw:connector draw:style-name="gr17" draw:text-style-name="P10" draw:layer="layout" draw:line-skew="0.499cm" svg:x1="8.35cm" svg:y1="12.7cm" svg:x2="20.1cm" svg:y2="12.6cm" draw:start-shape="id3" draw:start-glue-point="2" draw:end-shape="id2" svg:d="M8350 12700v1000h11750v-1100" svg:viewBox="0 0 11751 1101">
          <text:p/>
        </draw:connector>
        <draw:frame draw:style-name="gr18" draw:text-style-name="P12" draw:layer="layout" svg:width="6.3cm" svg:height="1.173cm" svg:x="11.9cm" svg:y="14.027cm">
          <draw:text-box>
            <text:p>State observations</text:p>
          </draw:text-box>
        </draw:frame>
        <draw:frame draw:style-name="gr19" draw:text-style-name="P13" draw:layer="layout" svg:width="18.6cm" svg:height="1.3cm" svg:x="2.8cm" svg:y="15.8cm">
          <draw:text-box>
            <text:p><text:span text:style-name="T10">Aim: </text:span><text:span text:style-name="T10">Opti</text:span><text:span text:style-name="T10">mis</text:span><text:span text:style-name="T10">e </text:span><text:span text:style-name="T11">poli</text:span><text:span text:style-name="T11">cy </text:span><text:span text:style-name="T11">net</text:span><text:span text:style-name="T11">wor</text:span><text:span text:style-name="T11">k</text:span><text:span text:style-name="T10"> to </text:span><text:span text:style-name="T10">max</text:span><text:span text:style-name="T10">imis</text:span><text:span text:style-name="T10">e </text:span><text:span text:style-name="T10">long </text:span><text:span text:style-name="T10">term </text:span><text:span text:style-name="T10">retur</text:span><text:span text:style-name="T10">n of </text:span><text:span text:style-name="T10">rew</text:span><text:span text:style-name="T10">ards</text:span><text:span text:style-name="T10">.</text:span></text:p>
          </draw:text-box>
        </draw:frame>
      </draw:page>
      <draw:page draw:name="page3" draw:style-name="dp1" draw:master-page-name="Default">
        <draw:custom-shape draw:style-name="gr20" draw:text-style-name="P14" xml:id="id4" draw:id="id4" draw:layer="layout" svg:width="5cm" svg:height="2.6cm" svg:x="2.8cm" svg:y="1.3cm">
          <text:p text:style-name="P9">Pass current</text:p>
          <text:p text:style-name="P9">state obs to the </text:p>
          <text:p text:style-name="P9"><text:span text:style-name="T12">policy network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5" draw:id="id5" draw:layer="layout" svg:width="5cm" svg:height="2.6cm" svg:x="2.8cm" svg:y="4.46cm">
          <text:p text:style-name="P9"><text:span text:style-name="T13">Policy network</text:span></text:p>
          <text:p text:style-name="P9"><text:span text:style-name="T13">returns action</text:span></text:p>
          <text:p text:style-name="P9"><text:span text:style-name="T13">(</text:span><text:span text:style-name="T12">argmaxQ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6" draw:id="id6" draw:layer="layout" svg:width="5cm" svg:height="2.6cm" svg:x="2.8cm" svg:y="7.621cm">
          <text:p text:style-name="P16"><text:span text:style-name="T13">Pass action</text:span></text:p>
          <text:p text:style-name="P16"><text:span text:style-name="T13">to environ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7" draw:id="id7" draw:layer="layout" svg:width="5cm" svg:height="2.6cm" svg:x="2.8cm" svg:y="10.781cm">
          <text:p text:style-name="P16"><text:span text:style-name="T13">Store </text:span></text:p>
          <text:p text:style-name="P16"><text:span text:style-name="T13">S,A,R,S’,T</text:span></text:p>
          <text:p text:style-name="P16"><text:span text:style-name="T13">in memory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6.4cm" svg:height="3.095cm" svg:x="8.1cm" svg:y="10.8cm">
          <draw:text-box>
            <text:p text:style-name="P19"><text:span text:style-name="T14">S = </text:span><text:span text:style-name="T14">Initial </text:span><text:span text:style-name="T14">state </text:span><text:span text:style-name="T14">obser</text:span><text:span text:style-name="T14">vatio</text:span><text:span text:style-name="T14">ns</text:span></text:p>
            <text:p text:style-name="P19"><text:span text:style-name="T14">A = </text:span><text:span text:style-name="T14">Actio</text:span><text:span text:style-name="T14">n </text:span><text:span text:style-name="T14">taken</text:span></text:p>
            <text:p text:style-name="P19"><text:span text:style-name="T14">R = </text:span><text:span text:style-name="T14">Rew</text:span><text:span text:style-name="T14">ard</text:span></text:p>
            <text:p text:style-name="P19"><text:span text:style-name="T15">S’ = </text:span><text:span text:style-name="T15">new </text:span><text:span text:style-name="T15">state </text:span><text:span text:style-name="T14">obser</text:span><text:span text:style-name="T14">vatio</text:span><text:span text:style-name="T14">ns</text:span></text:p>
            <text:p text:style-name="P19"><text:span text:style-name="T14">T = Is </text:span><text:span text:style-name="T14">S’ a </text:span><text:span text:style-name="T14">termi</text:span><text:span text:style-name="T14">nal </text:span><text:span text:style-name="T14">state</text:span><text:span text:style-name="T14">?</text:span></text:p>
          </draw:text-box>
        </draw:frame>
        <draw:custom-shape draw:style-name="gr20" draw:text-style-name="P14" xml:id="id8" draw:id="id8" draw:layer="layout" svg:width="5cm" svg:height="2.6cm" svg:x="2.8cm" svg:y="13.942cm">
          <text:p text:style-name="P9">Update</text:p>
          <text:p text:style-name="P9"><text:span text:style-name="T12">policy network</text:span>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7cm" svg:height="2.8cm" svg:x="8.1cm" svg:y="14cm">
          <draw:text-box>
            <text:p text:style-name="P19"><text:span text:style-name="T14">Upda</text:span><text:span text:style-name="T14">te </text:span><text:span text:style-name="T16">polic</text:span><text:span text:style-name="T16">y </text:span><text:span text:style-name="T16">netw</text:span><text:span text:style-name="T16">ork</text:span><text:span text:style-name="T14"> </text:span><text:span text:style-name="T14">by </text:span><text:span text:style-name="T14">samp</text:span><text:span text:style-name="T14">ling </text:span><text:span text:style-name="T14">from </text:span><text:span text:style-name="T16">mem</text:span><text:span text:style-name="T16">ory</text:span><text:span text:style-name="T14">, </text:span><text:span text:style-name="T14">and </text:span><text:span text:style-name="T14">gettin</text:span><text:span text:style-name="T14">g </text:span><text:span text:style-name="T14">value </text:span><text:span text:style-name="T14">of Q </text:span><text:span text:style-name="T14">for </text:span><text:span text:style-name="T14">chos</text:span><text:span text:style-name="T14">en </text:span><text:span text:style-name="T14">actio</text:span><text:span text:style-name="T14">n </text:span><text:span text:style-name="T14">from </text:span><text:span text:style-name="T16">target </text:span><text:span text:style-name="T16">netw</text:span><text:span text:style-name="T16">ork.</text:span></text:p>
          </draw:text-box>
        </draw:frame>
        <draw:custom-shape draw:style-name="gr26" draw:text-style-name="P21" draw:layer="layout" svg:width="5cm" svg:height="2.6cm" svg:x="2.8cm" svg:y="17.1cm">
          <text:p text:style-name="P9">Every <text:span text:style-name="T12">n</text:span><text:span text:style-name="T13"> steps</text:span></text:p>
          <text:p text:style-name="P9"><text:span text:style-name="T13">update </text:span><text:span text:style-name="T12">target</text:span></text:p>
          <text:p text:style-name="P9"><text:span text:style-name="T12">network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5.4cm" svg:height="2.8cm" svg:x="8.1cm" svg:y="17.1cm">
          <draw:text-box>
            <text:p text:style-name="P19"><text:span text:style-name="T14">Upda</text:span><text:span text:style-name="T14">te </text:span><text:span text:style-name="T16">target </text:span><text:span text:style-name="T16">netw</text:span><text:span text:style-name="T16">ork</text:span><text:span text:style-name="T14"> </text:span><text:span text:style-name="T14">every </text:span><text:span text:style-name="T16">n </text:span><text:span text:style-name="T14">steps </text:span><text:span text:style-name="T14">(e.g. </text:span><text:span text:style-name="T14">every </text:span><text:span text:style-name="T14">1,000 </text:span><text:span text:style-name="T14">game </text:span><text:span text:style-name="T14">steps</text:span><text:span text:style-name="T14">) by </text:span><text:span text:style-name="T14">copyi</text:span><text:span text:style-name="T14">ng </text:span><text:span text:style-name="T16">polic</text:span><text:span text:style-name="T16">y </text:span><text:span text:style-name="T16">netw</text:span><text:span text:style-name="T16">ork.</text:span></text:p>
          </draw:text-box>
        </draw:frame>
        <draw:frame draw:style-name="gr28" draw:text-style-name="P20" draw:layer="layout" svg:width="7.3cm" svg:height="3cm" svg:x="8.1cm" svg:y="7.6cm">
          <draw:text-box>
            <text:p text:style-name="P19"><text:span text:style-name="T14">Envir</text:span><text:span text:style-name="T14">onme</text:span><text:span text:style-name="T14">nt </text:span><text:span text:style-name="T14">retur</text:span><text:span text:style-name="T14">ns:</text:span></text:p>
            <text:p text:style-name="P19"><text:span text:style-name="T14">* </text:span><text:span text:style-name="T14">New </text:span><text:span text:style-name="T14">state </text:span><text:span text:style-name="T14">obser</text:span><text:span text:style-name="T14">vatio</text:span><text:span text:style-name="T14">ns </text:span><text:span text:style-name="T14">(S’)</text:span></text:p>
            <text:p text:style-name="P19"><text:span text:style-name="T14">* </text:span><text:span text:style-name="T14">Rew</text:span><text:span text:style-name="T14">ard</text:span></text:p>
            <text:p text:style-name="P19"><text:span text:style-name="T14">* </text:span><text:span text:style-name="T14">Termi</text:span><text:span text:style-name="T14">nal/D</text:span><text:span text:style-name="T14">one </text:span><text:span text:style-name="T14">(end </text:span><text:span text:style-name="T14">of </text:span><text:span text:style-name="T14">episo</text:span><text:span text:style-name="T14">de)</text:span></text:p>
            <text:p text:style-name="P19"><text:span text:style-name="T14">* </text:span><text:span text:style-name="T14">Dicti</text:span><text:span text:style-name="T14">onary </text:span><text:span text:style-name="T14">of </text:span><text:span text:style-name="T14">extra </text:span><text:span text:style-name="T14">info</text:span></text:p>
          </draw:text-box>
        </draw:frame>
        <draw:connector draw:style-name="gr29" draw:text-style-name="P22" draw:layer="layout" draw:type="line" svg:x1="5.3cm" svg:y1="3.9cm" svg:x2="5.3cm" svg:y2="4.46cm" draw:start-shape="id4" draw:start-glue-point="2" draw:end-shape="id5" draw:end-glue-point="0" svg:d="M5300 3900v560" svg:viewBox="0 0 1 561">
          <text:p/>
        </draw:connector>
        <draw:connector draw:style-name="gr29" draw:text-style-name="P22" draw:layer="layout" draw:type="line" svg:x1="5.3cm" svg:y1="7.06cm" svg:x2="5.3cm" svg:y2="7.621cm" draw:start-shape="id5" draw:start-glue-point="2" draw:end-shape="id6" draw:end-glue-point="0" svg:d="M5300 7060v561" svg:viewBox="0 0 1 562">
          <text:p/>
        </draw:connector>
        <draw:connector draw:style-name="gr29" draw:text-style-name="P22" draw:layer="layout" draw:type="line" svg:x1="5.3cm" svg:y1="10.221cm" svg:x2="5.3cm" svg:y2="10.781cm" draw:start-shape="id6" draw:start-glue-point="2" draw:end-shape="id7" draw:end-glue-point="0" svg:d="M5300 10221v560" svg:viewBox="0 0 1 561">
          <text:p/>
        </draw:connector>
        <draw:connector draw:style-name="gr29" draw:text-style-name="P22" draw:layer="layout" draw:type="line" svg:x1="5.3cm" svg:y1="13.381cm" svg:x2="5.3cm" svg:y2="13.942cm" draw:start-shape="id7" draw:start-glue-point="2" draw:end-shape="id8" draw:end-glue-point="0" svg:d="M5300 13381v561" svg:viewBox="0 0 1 562">
          <text:p/>
        </draw:connector>
        <draw:frame draw:style-name="gr30" draw:text-style-name="P20" draw:layer="layout" svg:width="7.8cm" svg:height="3.095cm" svg:x="8.1cm" svg:y="4.4cm">
          <draw:text-box>
            <text:p text:style-name="P19"><text:span text:style-name="T14">We </text:span><text:span text:style-name="T14">may </text:span><text:span text:style-name="T14">choo</text:span><text:span text:style-name="T14">se to </text:span><text:span text:style-name="T14">follo</text:span><text:span text:style-name="T14">w the </text:span><text:span text:style-name="T14">netw</text:span><text:span text:style-name="T14">ork </text:span><text:span text:style-name="T14">reco</text:span><text:span text:style-name="T14">mme</text:span><text:span text:style-name="T14">ndati</text:span><text:span text:style-name="T14">on, or </text:span><text:span text:style-name="T14">choo</text:span><text:span text:style-name="T14">se a </text:span><text:span text:style-name="T14">rand</text:span><text:span text:style-name="T14">om </text:span><text:span text:style-name="T14">actio</text:span><text:span text:style-name="T14">n. </text:span><text:span text:style-name="T14">Over </text:span><text:span text:style-name="T14">time </text:span><text:span text:style-name="T14">we </text:span><text:span text:style-name="T14">reduc</text:span><text:span text:style-name="T14">e the </text:span><text:span text:style-name="T14">numb</text:span><text:span text:style-name="T14">er of </text:span><text:span text:style-name="T14">rand</text:span><text:span text:style-name="T14">om </text:span><text:span text:style-name="T14">actio</text:span><text:span text:style-name="T14">ns </text:span><text:span text:style-name="T14">taken </text:span><text:span text:style-name="T14">(</text:span><text:span text:style-name="T16">epsil</text:span><text:span text:style-name="T16">on </text:span><text:span text:style-name="T16">gree</text:span><text:span text:style-name="T16">dy </text:span><text:span text:style-name="T16">explo</text:span><text:span text:style-name="T16">ration</text:span><text:span text:style-name="T16">).</text:span></text:p>
          </draw:text-box>
        </draw:frame>
        <draw:connector draw:style-name="gr29" draw:text-style-name="P22" draw:layer="layout" draw:line-skew="-0.299cm" svg:x1="2.8cm" svg:y1="15.242cm" svg:x2="2.8cm" svg:y2="2.6cm" draw:start-shape="id8" draw:start-glue-point="3" draw:end-shape="id4" draw:end-glue-point="3" svg:d="M2800 15242h-800v-12642h800" svg:viewBox="0 0 801 12643">
          <text:p/>
        </draw:connector>
        <draw:custom-shape draw:style-name="gr20" draw:text-style-name="P23" xml:id="id9" draw:id="id9" draw:layer="layout" svg:width="5cm" svg:height="2.6cm" svg:x="17.8cm" svg:y="7.3cm">
          <text:p text:style-name="P16"><text:span text:style-name="T13">Chose action</text:span></text:p>
          <text:p text:style-name="P16"><text:span text:style-name="T13">at random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10" draw:id="id10" draw:layer="layout" svg:width="5cm" svg:height="2.6cm" svg:x="17.8cm" svg:y="10.421cm">
          <text:p text:style-name="P16"><text:span text:style-name="T13">Pass action</text:span></text:p>
          <text:p text:style-name="P16"><text:span text:style-name="T13">to environ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" draw:id="id11" draw:layer="layout" svg:width="5cm" svg:height="2.6cm" svg:x="17.8cm" svg:y="13.581cm">
          <text:p text:style-name="P16"><text:span text:style-name="T13">Store </text:span></text:p>
          <text:p text:style-name="P16"><text:span text:style-name="T13">S,A,R,S’,T</text:span></text:p>
          <text:p text:style-name="P16"><text:span text:style-name="T13">in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22" draw:layer="layout" draw:type="line" svg:x1="20.3cm" svg:y1="9.9cm" svg:x2="20.3cm" svg:y2="10.421cm" draw:start-shape="id9" draw:start-glue-point="2" draw:end-shape="id10" draw:end-glue-point="0" svg:d="M20300 9900v521" svg:viewBox="0 0 1 522">
          <text:p/>
        </draw:connector>
        <draw:connector draw:style-name="gr29" draw:text-style-name="P22" draw:layer="layout" draw:type="line" svg:x1="20.3cm" svg:y1="13.021cm" svg:x2="20.3cm" svg:y2="13.581cm" draw:start-shape="id10" draw:start-glue-point="2" draw:end-shape="id11" draw:end-glue-point="0" svg:d="M20300 13021v560" svg:viewBox="0 0 1 561">
          <text:p/>
        </draw:connector>
        <draw:connector draw:style-name="gr29" draw:text-style-name="P22" draw:layer="layout" draw:line-skew="-0.099cm" svg:x1="17.8cm" svg:y1="14.881cm" svg:x2="17.8cm" svg:y2="8.6cm" draw:start-shape="id11" draw:start-glue-point="3" draw:end-shape="id9" draw:end-glue-point="3" svg:d="M17800 14881h-600v-6281h600" svg:viewBox="0 0 601 6282">
          <text:p/>
        </draw:connector>
        <draw:frame draw:style-name="gr31" draw:text-style-name="P24" draw:layer="layout" svg:width="7cm" svg:height="1.673cm" svg:x="16.9cm" svg:y="5.4cm">
          <draw:text-box>
            <text:p text:style-name="P10">Initial pure random exploration</text:p>
          </draw:text-box>
        </draw:frame>
        <draw:line draw:style-name="gr32" draw:text-style-name="P22" draw:layer="layout" svg:x1="5.3cm" svg:y1="16.5cm" svg:x2="5.3cm" svg:y2="17.1cm">
          <text:p/>
        </draw:line>
      </draw:page>
      <draw:page draw:name="page4" draw:style-name="dp1" draw:master-page-name="Default">
        <draw:custom-shape draw:style-name="gr5" draw:text-style-name="P4" xml:id="id12" draw:id="id12" draw:layer="layout" svg:width="5cm" svg:height="3.68cm" svg:x="1.4cm" svg:y="9.8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g xml:id="id14" draw:id="id14">
          <draw:custom-shape draw:style-name="gr33" draw:text-style-name="P1" draw:layer="layout" svg:width="3.594cm" svg:height="2.363cm" svg:x="11.906cm" svg:y="3.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.594cm" svg:height="2.377cm" svg:x="10.9cm" svg:y="4.123cm">
            <text:p text:style-name="P1"><text:span text:style-name="T17">Policy</text:span></text:p>
            <text:p text:style-name="P1"><text:span text:style-name="T17">network</text:span></text:p>
            <draw:enhanced-geometry svg:viewBox="0 0 21600 21600" draw:type="rectangle" draw:enhanced-path="M 0 0 L 21600 0 21600 21600 0 21600 0 0 Z N"/>
          </draw:custom-shape>
          <draw:frame draw:style-name="gr35" draw:text-style-name="P26" draw:layer="layout" svg:width="3.019cm" svg:height="0.963cm" svg:x="12.194cm" svg:y="3.529cm">
            <draw:text-box>
              <text:p text:style-name="P25"><text:span text:style-name="T18">Target network</text:span></text:p>
            </draw:text-box>
          </draw:frame>
        </draw:g>
        <draw:g xml:id="id15" draw:id="id15">
          <draw:custom-shape draw:style-name="gr33" draw:text-style-name="P1" draw:layer="layout" svg:width="3.594cm" svg:height="2.363cm" svg:x="11.906cm" svg:y="6.72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.594cm" svg:height="2.377cm" svg:x="10.9cm" svg:y="7.448cm">
            <text:p text:style-name="P1"><text:span text:style-name="T17">Policy</text:span></text:p>
            <text:p text:style-name="P1"><text:span text:style-name="T17">network</text:span></text:p>
            <draw:enhanced-geometry svg:viewBox="0 0 21600 21600" draw:type="rectangle" draw:enhanced-path="M 0 0 L 21600 0 21600 21600 0 21600 0 0 Z N"/>
          </draw:custom-shape>
          <draw:frame draw:style-name="gr35" draw:text-style-name="P26" draw:layer="layout" svg:width="3.019cm" svg:height="0.963cm" svg:x="12.194cm" svg:y="6.854cm">
            <draw:text-box>
              <text:p text:style-name="P25"><text:span text:style-name="T18">Target network</text:span></text:p>
            </draw:text-box>
          </draw:frame>
        </draw:g>
        <draw:g xml:id="id16" draw:id="id16">
          <draw:custom-shape draw:style-name="gr33" draw:text-style-name="P1" draw:layer="layout" svg:width="3.594cm" svg:height="2.363cm" svg:x="11.906cm" svg:y="13.37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.594cm" svg:height="2.377cm" svg:x="10.9cm" svg:y="14.098cm">
            <text:p text:style-name="P1"><text:span text:style-name="T17">Policy</text:span></text:p>
            <text:p text:style-name="P1"><text:span text:style-name="T17">network</text:span></text:p>
            <draw:enhanced-geometry svg:viewBox="0 0 21600 21600" draw:type="rectangle" draw:enhanced-path="M 0 0 L 21600 0 21600 21600 0 21600 0 0 Z N"/>
          </draw:custom-shape>
          <draw:frame draw:style-name="gr35" draw:text-style-name="P26" draw:layer="layout" svg:width="3.019cm" svg:height="0.963cm" svg:x="12.194cm" svg:y="13.504cm">
            <draw:text-box>
              <text:p text:style-name="P25"><text:span text:style-name="T18">Target network</text:span></text:p>
            </draw:text-box>
          </draw:frame>
        </draw:g>
        <draw:g xml:id="id13" draw:id="id13">
          <draw:custom-shape draw:style-name="gr33" draw:text-style-name="P1" draw:layer="layout" svg:width="3.594cm" svg:height="2.363cm" svg:x="11.906cm" svg:y="10.0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.594cm" svg:height="2.377cm" svg:x="10.9cm" svg:y="10.773cm">
            <text:p text:style-name="P1"><text:span text:style-name="T17">Policy</text:span></text:p>
            <text:p text:style-name="P1"><text:span text:style-name="T17">network</text:span></text:p>
            <draw:enhanced-geometry svg:viewBox="0 0 21600 21600" draw:type="rectangle" draw:enhanced-path="M 0 0 L 21600 0 21600 21600 0 21600 0 0 Z N"/>
          </draw:custom-shape>
          <draw:frame draw:style-name="gr35" draw:text-style-name="P26" draw:layer="layout" svg:width="3.019cm" svg:height="0.963cm" svg:x="12.194cm" svg:y="10.179cm">
            <draw:text-box>
              <text:p text:style-name="P25"><text:span text:style-name="T18">Target network</text:span></text:p>
            </draw:text-box>
          </draw:frame>
        </draw:g>
        <draw:g xml:id="id17" draw:id="id17">
          <draw:custom-shape draw:style-name="gr33" draw:text-style-name="P1" draw:layer="layout" svg:width="3.594cm" svg:height="2.363cm" svg:x="11.906cm" svg:y="16.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3.594cm" svg:height="2.377cm" svg:x="10.9cm" svg:y="17.423cm">
            <text:p text:style-name="P1"><text:span text:style-name="T17">Policy</text:span></text:p>
            <text:p text:style-name="P1"><text:span text:style-name="T17">network</text:span></text:p>
            <draw:enhanced-geometry svg:viewBox="0 0 21600 21600" draw:type="rectangle" draw:enhanced-path="M 0 0 L 21600 0 21600 21600 0 21600 0 0 Z N"/>
          </draw:custom-shape>
          <draw:frame draw:style-name="gr35" draw:text-style-name="P26" draw:layer="layout" svg:width="3.019cm" svg:height="0.963cm" svg:x="12.194cm" svg:y="16.829cm">
            <draw:text-box>
              <text:p text:style-name="P25"><text:span text:style-name="T18">Target network</text:span></text:p>
            </draw:text-box>
          </draw:frame>
        </draw:g>
        <draw:connector draw:style-name="gr29" draw:text-style-name="P22" draw:layer="layout" draw:type="line" svg:x1="6.4cm" svg:y1="11.66cm" svg:x2="10.9cm" svg:y2="11.6cm" draw:start-shape="id12" draw:start-glue-point="1" draw:end-shape="id13" svg:d="M6400 11660l4500-60" svg:viewBox="0 0 4501 61">
          <text:p/>
        </draw:connector>
        <draw:connector draw:style-name="gr29" draw:text-style-name="P22" draw:layer="layout" svg:x1="3.9cm" svg:y1="9.82cm" svg:x2="10.9cm" svg:y2="4.95cm" draw:start-shape="id12" draw:start-glue-point="0" draw:end-shape="id14" draw:end-glue-point="3" svg:d="M3900 9820v-4870h7000" svg:viewBox="0 0 7001 4871">
          <text:p/>
        </draw:connector>
        <draw:connector draw:style-name="gr29" draw:text-style-name="P22" draw:layer="layout" svg:x1="6.4cm" svg:y1="11.66cm" svg:x2="10.9cm" svg:y2="8.275cm" draw:start-shape="id12" draw:start-glue-point="1" draw:end-shape="id15" svg:d="M6400 11660h2250v-3385h2250" svg:viewBox="0 0 4501 3386">
          <text:p/>
        </draw:connector>
        <draw:connector draw:style-name="gr29" draw:text-style-name="P22" draw:layer="layout" svg:x1="6.4cm" svg:y1="11.66cm" svg:x2="10.9cm" svg:y2="14.925cm" draw:start-shape="id12" draw:start-glue-point="1" draw:end-shape="id16" draw:end-glue-point="3" svg:d="M6400 11660h2250v3265h2250" svg:viewBox="0 0 4501 3266">
          <text:p/>
        </draw:connector>
        <draw:connector draw:style-name="gr29" draw:text-style-name="P22" draw:layer="layout" svg:x1="3.9cm" svg:y1="13.5cm" svg:x2="10.9cm" svg:y2="18.25cm" draw:start-shape="id12" draw:start-glue-point="2" draw:end-shape="id17" draw:end-glue-point="3" svg:d="M3900 13500v4750h7000" svg:viewBox="0 0 7001 4751">
          <text:p/>
        </draw:connector>
        <draw:frame draw:style-name="gr36" draw:text-style-name="P27" draw:layer="layout" svg:width="8.8cm" svg:height="1.673cm" svg:x="1.4cm" svg:y="1.427cm">
          <draw:text-box>
            <text:p><text:span text:style-name="T19">Train</text:span> on different bootstrap samples from memory</text:p>
          </draw:text-box>
        </draw:frame>
        <draw:g xml:id="id20" draw:id="id20">
          <draw:custom-shape draw:style-name="gr37" draw:text-style-name="P10" draw:layer="layout" svg:width="1.8cm" svg:height="0.5cm" svg:x="15.5cm" svg:y="4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7" draw:layer="layout" svg:width="3cm" svg:height="1.3cm" svg:x="17.3cm" svg:y="4.2cm">
            <draw:text-box>
              <text:p>Action</text:p>
            </draw:text-box>
          </draw:frame>
        </draw:g>
        <draw:g xml:id="id18" draw:id="id18">
          <draw:custom-shape draw:style-name="gr37" draw:text-style-name="P10" draw:layer="layout" svg:width="1.8cm" svg:height="0.5cm" svg:x="15.5cm" svg:y="7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7" draw:layer="layout" svg:width="3cm" svg:height="1.3cm" svg:x="17.3cm" svg:y="7.5cm">
            <draw:text-box>
              <text:p>Action</text:p>
            </draw:text-box>
          </draw:frame>
        </draw:g>
        <draw:custom-shape draw:style-name="gr37" draw:text-style-name="P10" draw:layer="layout" svg:width="1.8cm" svg:height="0.461cm" svg:x="24.7cm" svg:y="11.28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28" draw:layer="layout" svg:width="4.9cm" svg:height="1.9cm" svg:x="26.5cm" svg:y="10.7cm">
          <draw:text-box>
            <text:p text:style-name="P10">Recommended </text:p>
            <text:p text:style-name="P10">Action</text:p>
          </draw:text-box>
        </draw:frame>
        <draw:g xml:id="id21" draw:id="id21">
          <draw:custom-shape draw:style-name="gr37" draw:text-style-name="P10" draw:layer="layout" svg:width="1.8cm" svg:height="0.5cm" svg:x="15.5cm" svg:y="14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7" draw:layer="layout" svg:width="3cm" svg:height="1.3cm" svg:x="17.3cm" svg:y="14.1cm">
            <draw:text-box>
              <text:p>Action</text:p>
            </draw:text-box>
          </draw:frame>
        </draw:g>
        <draw:g xml:id="id22" draw:id="id22">
          <draw:custom-shape draw:style-name="gr37" draw:text-style-name="P10" draw:layer="layout" svg:width="1.8cm" svg:height="0.5cm" svg:x="15.5cm" svg:y="17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7" draw:layer="layout" svg:width="3cm" svg:height="1.3cm" svg:x="17.3cm" svg:y="17.4cm">
            <draw:text-box>
              <text:p>Action</text:p>
            </draw:text-box>
          </draw:frame>
        </draw:g>
        <draw:custom-shape draw:style-name="gr39" draw:text-style-name="P10" xml:id="id19" draw:id="id19" draw:layer="layout" svg:width="3.2cm" svg:height="3.1cm" svg:x="21.6cm" svg:y="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2" draw:layer="layout" svg:x1="20.3cm" svg:y1="8.15cm" svg:x2="23.2cm" svg:y2="9.9cm" draw:start-shape="id18" draw:start-glue-point="1" draw:end-shape="id19" draw:end-glue-point="4" svg:d="M20300 8150h2900v1750" svg:viewBox="0 0 2901 1751">
          <text:p/>
        </draw:connector>
        <draw:connector draw:style-name="gr29" draw:text-style-name="P22" draw:layer="layout" svg:x1="20.3cm" svg:y1="4.85cm" svg:x2="23.2cm" svg:y2="9.9cm" draw:start-shape="id20" draw:start-glue-point="1" draw:end-shape="id19" draw:end-glue-point="4" svg:d="M20300 4850h2900v5050" svg:viewBox="0 0 2901 5051">
          <text:p/>
        </draw:connector>
        <draw:connector draw:style-name="gr29" draw:text-style-name="P22" xml:id="id23" draw:id="id23" draw:layer="layout" svg:x1="20.3cm" svg:y1="14.75cm" svg:x2="23.2cm" svg:y2="13cm" draw:start-shape="id21" draw:start-glue-point="1" draw:end-shape="id19" draw:end-glue-point="6" svg:d="M20300 14750h2900v-1750" svg:viewBox="0 0 2901 1751">
          <text:p/>
        </draw:connector>
        <draw:connector draw:style-name="gr29" draw:text-style-name="P22" draw:layer="layout" svg:x1="20.3cm" svg:y1="18.05cm" svg:x2="23.2cm" svg:y2="14.75cm" draw:start-shape="id22" draw:start-glue-point="1" draw:end-shape="id23" draw:end-glue-point="0" svg:d="M20300 18050h2900v-3300" svg:viewBox="0 0 2901 3301">
          <text:p/>
        </draw:connector>
        <draw:g xml:id="id24" draw:id="id24">
          <draw:custom-shape draw:style-name="gr37" draw:text-style-name="P10" draw:layer="layout" svg:width="1.8cm" svg:height="0.5cm" svg:x="15.5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7" draw:layer="layout" svg:width="3cm" svg:height="1.3cm" svg:x="17.3cm" svg:y="10.8cm">
            <draw:text-box>
              <text:p>Action</text:p>
            </draw:text-box>
          </draw:frame>
        </draw:g>
        <draw:connector draw:style-name="gr29" draw:text-style-name="P22" draw:layer="layout" svg:x1="20.3cm" svg:y1="11.45cm" svg:x2="21.6cm" svg:y2="11.45cm" draw:start-shape="id24" draw:start-glue-point="1" draw:end-shape="id19" draw:end-glue-point="5" svg:d="M20300 11450h1300" svg:viewBox="0 0 1301 1">
          <text:p/>
        </draw:connector>
        <draw:frame draw:style-name="gr40" draw:text-style-name="P27" draw:layer="layout" svg:width="9.7cm" svg:height="3.806cm" svg:x="19.8cm" svg:y="1.3cm">
          <draw:text-box>
            <text:p><text:span text:style-name="T19">Aggregate</text:span>: chose action from multiple actions (e.g. random choice, or use most commonly recommended action)</text:p>
          </draw:text-box>
        </draw:frame>
      </draw:page>
      <draw:page draw:name="page5" draw:style-name="dp1" draw:master-page-name="Default">
        <draw:custom-shape draw:style-name="gr5" draw:text-style-name="P4" xml:id="id25" draw:id="id25" draw:layer="layout" svg:width="5cm" svg:height="3.68cm" svg:x="2.2cm" svg:y="4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5cm" svg:height="3.66cm" svg:x="2.2cm" svg:y="8.5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5cm" svg:height="3.68cm" svg:x="2.2cm" svg:y="12.9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0.3cm" svg:height="4.043cm" svg:x="8cm" svg:y="3.805cm">
          <draw:text-box>
            <text:p text:style-name="P19"><text:span text:style-name="T14">Rand</text:span><text:span text:style-name="T14">om </text:span><text:span text:style-name="T14">samp</text:span><text:span text:style-name="T14">le </text:span><text:span text:style-name="T14">from </text:span><text:span text:style-name="T16">mem</text:span><text:span text:style-name="T16">ory</text:span><text:span text:style-name="T14">:</text:span></text:p>
            <text:p text:style-name="P19"><text:span text:style-name="T14"><text:s text:c="2"/></text:span><text:span text:style-name="T14">S = </text:span><text:span text:style-name="T14">Initial </text:span><text:span text:style-name="T14">state </text:span><text:span text:style-name="T14">obser</text:span><text:span text:style-name="T14">vatio</text:span><text:span text:style-name="T14">ns</text:span></text:p>
            <text:p text:style-name="P19"><text:span text:style-name="T14"><text:s text:c="2"/></text:span><text:span text:style-name="T14">A = </text:span><text:span text:style-name="T14">Actio</text:span><text:span text:style-name="T14">n </text:span><text:span text:style-name="T14">taken</text:span></text:p>
            <text:p text:style-name="P19"><text:span text:style-name="T14"><text:s text:c="2"/></text:span><text:span text:style-name="T14">R = </text:span><text:span text:style-name="T14">Rew</text:span><text:span text:style-name="T14">ard </text:span></text:p>
            <text:p text:style-name="P19"><text:span text:style-name="T15"><text:s text:c="2"/></text:span><text:span text:style-name="T15">S’ = </text:span><text:span text:style-name="T15">new </text:span><text:span text:style-name="T15">state </text:span><text:span text:style-name="T14">obser</text:span><text:span text:style-name="T14">vatio</text:span><text:span text:style-name="T14">ns</text:span></text:p>
            <text:p text:style-name="P19"><text:span text:style-name="T14"><text:s text:c="2"/></text:span><text:span text:style-name="T14">T = </text:span><text:span text:style-name="T14">Is S’ </text:span><text:span text:style-name="T14">a </text:span><text:span text:style-name="T14">termi</text:span><text:span text:style-name="T14">nal </text:span><text:span text:style-name="T14">state</text:span><text:span text:style-name="T14">?</text:span></text:p>
            <text:p text:style-name="P19"><text:span text:style-name="T14"/></text:p>
            <text:p text:style-name="P19"><text:span text:style-name="T14">(Use </text:span><text:span text:style-name="T14">1-10 </text:span><text:span text:style-name="T14">samp</text:span><text:span text:style-name="T14">les </text:span><text:span text:style-name="T14">per </text:span><text:span text:style-name="T14">traini</text:span><text:span text:style-name="T14">ng </text:span><text:span text:style-name="T14">step)</text:span></text:p>
          </draw:text-box>
        </draw:frame>
        <draw:frame draw:style-name="gr42" draw:text-style-name="P20" draw:layer="layout" svg:width="10.3cm" svg:height="3.095cm" svg:x="8.1cm" svg:y="8.7cm">
          <draw:text-box>
            <text:p text:style-name="P19"><text:span text:style-name="T14">Use </text:span><text:span text:style-name="T16">target </text:span><text:span text:style-name="T16">netw</text:span><text:span text:style-name="T16">ork</text:span><text:span text:style-name="T14"> to </text:span><text:span text:style-name="T14">get </text:span><text:span text:style-name="T14">best </text:span><text:span text:style-name="T14">Q for </text:span><text:span text:style-name="T14">next </text:span><text:span text:style-name="T14">state </text:span><text:span text:style-name="T14">(S’) </text:span><text:span text:style-name="T14">in S/</text:span><text:span text:style-name="T14">A/R/</text:span><text:span text:style-name="T14">S’/T </text:span><text:span text:style-name="T14">samp</text:span><text:span text:style-name="T14">led </text:span><text:span text:style-name="T14">from </text:span><text:span text:style-name="T16">mem</text:span><text:span text:style-name="T16">ory</text:span><text:span text:style-name="T14">.</text:span></text:p>
          </draw:text-box>
        </draw:frame>
        <draw:frame draw:style-name="gr43" draw:text-style-name="P20" draw:layer="layout" svg:width="11.9cm" svg:height="3.569cm" svg:x="8cm" svg:y="13.005cm">
          <draw:text-box>
            <text:p text:style-name="P19"><text:span text:style-name="T15">Calc</text:span><text:span text:style-name="T15">ulate </text:span><text:span text:style-name="T15">new </text:span><text:span text:style-name="T15">Q for </text:span><text:span text:style-name="T15">S/A </text:span><text:span text:style-name="T15">from </text:span><text:span text:style-name="T15">Bell</text:span><text:span text:style-name="T15">man </text:span><text:span text:style-name="T15">equat</text:span><text:span text:style-name="T15">ion </text:span><text:span text:style-name="T15">using </text:span><text:span text:style-name="T15">rewar</text:span><text:span text:style-name="T15">d </text:span><text:span text:style-name="T15">from </text:span><text:span text:style-name="T14">S/A/</text:span><text:span text:style-name="T14">R/S’/</text:span><text:span text:style-name="T14">T </text:span><text:span text:style-name="T14">samp</text:span><text:span text:style-name="T14">led </text:span><text:span text:style-name="T14">from </text:span><text:span text:style-name="T14">mem</text:span><text:span text:style-name="T14">ory, </text:span><text:span text:style-name="T14">and </text:span><text:span text:style-name="T14">using </text:span><text:span text:style-name="T14">best </text:span><text:span text:style-name="T14">next </text:span><text:span text:style-name="T14">Q </text:span><text:span text:style-name="T14">from </text:span><text:span text:style-name="T16">target </text:span><text:span text:style-name="T16">netw</text:span><text:span text:style-name="T16">ork</text:span><text:span text:style-name="T14">.</text:span></text:p>
            <text:p text:style-name="P19"><text:span text:style-name="T14"/></text:p>
            <text:p text:style-name="P19"><text:span text:style-name="T16">Targe</text:span><text:span text:style-name="T16">t </text:span><text:span text:style-name="T16">Q(s,a</text:span><text:span text:style-name="T16">) = r + </text:span><text:span text:style-name="T20">Ɣ</text:span><text:span text:style-name="T21">.ma</text:span><text:span text:style-name="T21">xQ(S’</text:span><text:span text:style-name="T21">,a’)</text:span></text:p>
            <text:p text:style-name="P19"><text:span text:style-name="T21"/></text:p>
            <text:p text:style-name="P19"><text:span text:style-name="T22">Train </text:span><text:span text:style-name="T21">polic</text:span><text:span text:style-name="T21">y </text:span><text:span text:style-name="T21">netw</text:span><text:span text:style-name="T21">ork</text:span><text:span text:style-name="T22"> </text:span><text:span text:style-name="T22">on </text:span><text:span text:style-name="T22">new </text:span><text:span text:style-name="T21">Targe</text:span><text:span text:style-name="T21">t Q</text:span><text:span text:style-name="T22">.</text:span><text:span text:style-name="T14"> </text:span></text:p>
          </draw:text-box>
        </draw:frame>
        <draw:connector draw:style-name="gr29" draw:text-style-name="P22" draw:layer="layout" draw:type="lines" svg:x1="4.7cm" svg:y1="7.7cm" svg:x2="4.7cm" svg:y2="8.5cm" draw:start-shape="id25" draw:start-glue-point="2" draw:end-shape="id26" draw:end-glue-point="0" svg:d="M4700 7700v501-202 501" svg:viewBox="0 0 1 801">
          <text:p/>
        </draw:connector>
        <draw:connector draw:style-name="gr29" draw:text-style-name="P22" draw:layer="layout" draw:type="lines" svg:x1="4.7cm" svg:y1="12.16cm" svg:x2="4.7cm" svg:y2="12.92cm" draw:start-shape="id26" draw:start-glue-point="2" draw:end-shape="id27" svg:d="M4700 12160v501-242 501" svg:viewBox="0 0 1 761">
          <text:p/>
        </draw:connector>
        <draw:custom-shape draw:style-name="gr1" draw:text-style-name="P2" xml:id="id28" draw:id="id28" draw:layer="layout" svg:width="5cm" svg:height="3.68cm" svg:x="21.6cm" svg:y="4.5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5cm" svg:height="3.66cm" svg:x="21.6cm" svg:y="12.44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onnector draw:style-name="gr29" draw:text-style-name="P29" draw:layer="layout" draw:type="lines" svg:x1="24.1cm" svg:y1="8.18cm" svg:x2="24.1cm" svg:y2="12.44cm" draw:start-shape="id28" draw:start-glue-point="2" draw:end-shape="id29" draw:end-glue-point="0" svg:d="M24100 8180v501 3258 501" svg:viewBox="0 0 1 4261">
          <text:p/>
        </draw:connector>
        <draw:frame draw:style-name="gr44" draw:text-style-name="P12" draw:layer="layout" svg:width="11.8cm" svg:height="1.7cm" svg:x="2.3cm" svg:y="2cm">
          <draw:text-box>
            <text:p>Train <text:span text:style-name="T12">poli</text:span><text:span text:style-name="T12">cy </text:span><text:span text:style-name="T12">net</text:span><text:span text:style-name="T12">wor</text:span><text:span text:style-name="T12">k</text:span> every game step</text:p>
          </draw:text-box>
        </draw:frame>
        <draw:frame draw:style-name="gr44" draw:text-style-name="P12" draw:layer="layout" svg:width="11.8cm" svg:height="1.7cm" svg:x="17cm" svg:y="1.9cm">
          <draw:text-box>
            <text:p text:style-name="P10">Train <text:span text:style-name="T12">tar</text:span><text:span text:style-name="T12">get </text:span><text:span text:style-name="T12">net</text:span><text:span text:style-name="T12">wor</text:span><text:span text:style-name="T12">k</text:span> every <text:span text:style-name="T12">n </text:span>game steps (e.g. every 1,000 steps)</text:p>
          </draw:text-box>
        </draw:frame>
        <draw:custom-shape draw:style-name="gr45" draw:text-style-name="P30" draw:layer="layout" svg:width="4.7cm" svg:height="1.2cm" svg:x="21.8cm" svg:y="9.4cm">
          <text:p text:style-name="P9"><text:span text:style-name="T23">Copy </text:span><text:span text:style-name="T24">policy network</text:span></text:p>
          <text:p text:style-name="P9"><text:span text:style-name="T25">across to </text:span><text:span text:style-name="T24">target networ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6" draw:text-style-name="P31" draw:layer="layout" svg:width="1cm" svg:height="1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5cm" svg:height="8.9cm" svg:x="7.2cm" svg:y="6.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1cm" svg:height="1cm" svg:x="14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2" draw:layer="layout" svg:width="1cm" svg:height="1cm" svg:x="14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0" draw:layer="layout" svg:x1="4.9cm" svg:y1="8.1cm" svg:x2="7.2cm" svg:y2="8.1cm">
          <text:p/>
        </draw:line>
        <draw:line draw:style-name="gr49" draw:text-style-name="P10" draw:layer="layout" svg:x1="4.9cm" svg:y1="9.7cm" svg:x2="7.2cm" svg:y2="9.7cm">
          <text:p/>
        </draw:line>
        <draw:line draw:style-name="gr49" draw:text-style-name="P10" draw:layer="layout" svg:x1="4.9cm" svg:y1="11.3cm" svg:x2="7.2cm" svg:y2="11.3cm">
          <text:p/>
        </draw:line>
        <draw:line draw:style-name="gr49" draw:text-style-name="P10" draw:layer="layout" svg:x1="4.9cm" svg:y1="12.9cm" svg:x2="7.2cm" svg:y2="12.9cm">
          <text:p/>
        </draw:line>
        <draw:line draw:style-name="gr49" draw:text-style-name="P10" draw:layer="layout" svg:x1="12.1cm" svg:y1="9.6cm" svg:x2="14.4cm" svg:y2="9.6cm">
          <text:p/>
        </draw:line>
        <draw:line draw:style-name="gr49" draw:text-style-name="P10" draw:layer="layout" svg:x1="12.2cm" svg:y1="11.2cm" svg:x2="14.5cm" svg:y2="11.2cm">
          <text:p/>
        </draw:line>
        <draw:frame draw:style-name="gr50" draw:text-style-name="P12" draw:layer="layout" svg:width="4.9cm" svg:height="1.8cm" svg:x="2.1cm" svg:y="3.6cm">
          <draw:text-box>
            <text:p text:style-name="P10">State observations</text:p>
          </draw:text-box>
        </draw:frame>
        <draw:frame draw:style-name="gr50" draw:text-style-name="P12" draw:layer="layout" svg:width="4.9cm" svg:height="1.8cm" svg:x="15.5cm" svg:y="9.5cm">
          <draw:text-box>
            <text:p text:style-name="P10">Take action with greatest Q</text:p>
          </draw:text-box>
        </draw:frame>
        <draw:frame draw:style-name="gr51" draw:text-style-name="P12" draw:layer="layout" svg:width="4.9cm" svg:height="1.8cm" svg:x="12.5cm" svg:y="3.6cm">
          <draw:text-box>
            <text:p text:style-name="P10">Action</text:p>
          </draw:text-box>
        </draw:frame>
        <draw:custom-shape draw:style-name="gr52" draw:text-style-name="P32" draw:layer="layout" svg:width="6.7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33" draw:layer="layout" svg:width="3.6cm" svg:height="0.763cm" svg:x="7.6cm" svg:y="3.7cm">
          <draw:text-box>
            <text:p text:style-name="P10"><text:span text:style-name="T26">Polic</text:span><text:span text:style-name="T26">y</text:span></text:p>
          </draw:text-box>
        </draw:frame>
        <draw:frame draw:style-name="gr54" draw:text-style-name="P24" draw:layer="layout" svg:width="2.4cm" svg:height="2.384cm" svg:x="13.8cm" svg:y="6.908cm">
          <draw:text-box>
            <text:p text:style-name="P10">Action Q</text:p>
          </draw:text-box>
        </draw:frame>
      </draw:page>
      <draw:page draw:name="page7" draw:style-name="dp1" draw:master-page-name="Default">
        <draw:custom-shape draw:style-name="gr46" draw:text-style-name="P31" draw:layer="layout" svg:width="1cm" svg:height="1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1" draw:layer="layout" svg:width="1cm" svg:height="1cm" svg:x="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9.6cm" svg:height="9.7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1cm" svg:height="1cm" svg:x="19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2" draw:layer="layout" svg:width="1cm" svg:height="1cm" svg:x="19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0" draw:layer="layout" svg:x1="4.9cm" svg:y1="8.5cm" svg:x2="7.2cm" svg:y2="8.5cm">
          <text:p/>
        </draw:line>
        <draw:line draw:style-name="gr49" draw:text-style-name="P10" draw:layer="layout" svg:x1="4.9cm" svg:y1="10.1cm" svg:x2="7.2cm" svg:y2="10.1cm">
          <text:p/>
        </draw:line>
        <draw:line draw:style-name="gr49" draw:text-style-name="P10" draw:layer="layout" svg:x1="4.9cm" svg:y1="11.7cm" svg:x2="7.2cm" svg:y2="11.7cm">
          <text:p/>
        </draw:line>
        <draw:line draw:style-name="gr49" draw:text-style-name="P10" draw:layer="layout" svg:x1="4.9cm" svg:y1="13.3cm" svg:x2="7.2cm" svg:y2="13.3cm">
          <text:p/>
        </draw:line>
        <draw:line draw:style-name="gr49" draw:text-style-name="P10" draw:layer="layout" svg:x1="16.8cm" svg:y1="10cm" svg:x2="19.1cm" svg:y2="10cm">
          <text:p/>
        </draw:line>
        <draw:line draw:style-name="gr49" draw:text-style-name="P10" draw:layer="layout" svg:x1="16.8cm" svg:y1="11.6cm" svg:x2="19.1cm" svg:y2="11.6cm">
          <text:p/>
        </draw:line>
        <draw:frame draw:style-name="gr50" draw:text-style-name="P12" draw:layer="layout" svg:width="4.9cm" svg:height="1.8cm" svg:x="2.1cm" svg:y="3.6cm">
          <draw:text-box>
            <text:p text:style-name="P10">State observations</text:p>
          </draw:text-box>
        </draw:frame>
        <draw:frame draw:style-name="gr50" draw:text-style-name="P12" draw:layer="layout" svg:width="4.9cm" svg:height="1.8cm" svg:x="20.2cm" svg:y="9.9cm">
          <draw:text-box>
            <text:p text:style-name="P10">Take action with greatest Q</text:p>
          </draw:text-box>
        </draw:frame>
        <draw:frame draw:style-name="gr51" draw:text-style-name="P24" draw:layer="layout" svg:width="3.9cm" svg:height="1.8cm" svg:x="19.3cm" svg:y="3.6cm">
          <draw:text-box>
            <text:p text:style-name="P10">Action</text:p>
          </draw:text-box>
        </draw:frame>
        <draw:custom-shape draw:style-name="gr56" draw:text-style-name="P32" draw:layer="layout" svg:width="12.8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33" draw:layer="layout" svg:width="3.6cm" svg:height="0.763cm" svg:x="10.8cm" svg:y="3.7cm">
          <draw:text-box>
            <text:p text:style-name="P10"><text:span text:style-name="T26">Polic</text:span><text:span text:style-name="T26">y</text:span></text:p>
          </draw:text-box>
        </draw:frame>
        <draw:frame draw:style-name="gr54" draw:text-style-name="P24" draw:layer="layout" svg:width="2.4cm" svg:height="2.384cm" svg:x="18.5cm" svg:y="7.308cm">
          <draw:text-box>
            <text:p text:style-name="P10">Action Q</text:p>
          </draw:text-box>
        </draw:frame>
        <draw:custom-shape draw:style-name="gr57" draw:text-style-name="P34" draw:layer="layout" svg:width="3.9cm" svg:height="2.8cm" svg:x="10.3cm" svg:y="6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1cm" svg:height="1cm" svg:x="12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9" draw:layer="layout" svg:width="8.9cm" svg:height="1.201cm" draw:transform="rotate (1.5709708597201) translate (8.1cm 15.5cm)">
          <text:p text:style-name="P9">Fully connected layer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3.9cm" svg:height="5.3cm" svg:x="10.3cm" svg:y="10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1cm" svg:height="1cm" svg:x="12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1cm" svg:height="1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6" draw:layer="layout" svg:width="2.2cm" svg:height="0.7cm" svg:x="12.1cm" svg:y="6.8cm">
          <draw:text-box>
            <text:p text:style-name="P10"><text:span text:style-name="T27">Value</text:span></text:p>
          </draw:text-box>
        </draw:frame>
        <draw:frame draw:style-name="gr31" draw:text-style-name="P37" draw:layer="layout" svg:width="2.2cm" svg:height="1.673cm" svg:x="12.1cm" svg:y="10.327cm">
          <draw:text-box>
            <text:p><text:span text:style-name="T28">Advan</text:span><text:span text:style-name="T28">tage</text:span></text:p>
          </draw:text-box>
        </draw:frame>
        <draw:custom-shape draw:style-name="gr59" draw:text-style-name="P9" draw:layer="layout" svg:width="8.9cm" svg:height="1.201cm" draw:transform="rotate (1.5709708597201) translate (8.1cm 15.5cm)">
          <text:p text:style-name="P9">Fully connected layer (FC)</text:p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8.8cm" svg:height="1.201cm" draw:transform="rotate (1.5709708597201) translate (15cm 15.5cm)">
          <text:p text:style-name="P9">Aggregator</text:p>
          <draw:enhanced-geometry svg:viewBox="0 0 21600 21600" draw:type="rectangle" draw:enhanced-path="M 0 0 L 21600 0 21600 21600 0 21600 0 0 Z N"/>
        </draw:custom-shape>
        <draw:frame draw:style-name="gr16" draw:text-style-name="P38" draw:layer="layout" svg:width="5.5cm" svg:height="0.962cm" svg:x="9.7cm" svg:y="5.3cm">
          <draw:text-box>
            <text:p text:style-name="P10"><text:span text:style-name="T29">Poli</text:span><text:span text:style-name="T29">cy </text:span><text:span text:style-name="T29">Net</text:span></text:p>
          </draw:text-box>
        </draw:frame>
        <draw:custom-shape draw:style-name="gr63" draw:text-style-name="P9" draw:layer="layout" svg:width="4.5cm" svg:height="1.201cm" draw:transform="rotate (1.5709708597201) translate (10.701cm 15.2cm)">
          <text:p text:style-name="P9">FC</text:p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1.7cm" svg:height="1.201cm" draw:transform="rotate (1.5709708597201) translate (10.699cm 8.8cm)">
          <text:p text:style-name="P9">FC</text:p>
          <draw:enhanced-geometry svg:viewBox="0 0 21600 21600" draw:type="rectangle" draw:enhanced-path="M 0 0 L 21600 0 21600 21600 0 21600 0 0 Z N"/>
        </draw:custom-shape>
        <draw:frame draw:style-name="gr65" draw:text-style-name="P39" draw:layer="layout" svg:width="15.9cm" svg:height="1.916cm" svg:x="4.4cm" svg:y="16.516cm">
          <draw:text-box>
            <text:p><text:span text:style-name="T30">Valu</text:span><text:span text:style-name="T30">e</text:span><text:span text:style-name="T31"> </text:span><text:span text:style-name="T31">laye</text:span><text:span text:style-name="T31">r </text:span><text:span text:style-name="T31">redu</text:span><text:span text:style-name="T31">ces </text:span><text:span text:style-name="T31">to a </text:span><text:span text:style-name="T31">singl</text:span><text:span text:style-name="T31">e </text:span><text:span text:style-name="T31">valu</text:span><text:span text:style-name="T31">e.</text:span></text:p>
            <text:p><text:span text:style-name="T30">Adv</text:span><text:span text:style-name="T30">anta</text:span><text:span text:style-name="T30">ge</text:span><text:span text:style-name="T31"> </text:span><text:span text:style-name="T31">laye</text:span><text:span text:style-name="T31">r </text:span><text:span text:style-name="T31">redu</text:span><text:span text:style-name="T31">ces </text:span><text:span text:style-name="T31">to </text:span><text:span text:style-name="T31">the </text:span><text:span text:style-name="T31">num</text:span><text:span text:style-name="T31">ber </text:span><text:span text:style-name="T31">of </text:span><text:span text:style-name="T31">acti</text:span><text:span text:style-name="T31">ons.</text:span></text:p>
            <text:p><text:span text:style-name="T30">Q</text:span><text:span text:style-name="T31"> = </text:span><text:span text:style-name="T30">Valu</text:span><text:span text:style-name="T30">e</text:span><text:span text:style-name="T31"> + </text:span><text:span text:style-name="T30">Adv</text:span><text:span text:style-name="T30">anta</text:span><text:span text:style-name="T30">ge</text:span><text:span text:style-name="T31"> </text:span><text:span text:style-name="T31">for </text:span><text:span text:style-name="T31">eac</text:span><text:span text:style-name="T31">h </text:span><text:span text:style-name="T31">acti</text:span><text:span text:style-name="T31">on </text:span><text:span text:style-name="T31">(agg</text:span><text:span text:style-name="T31">rega</text:span><text:span text:style-name="T31">tor </text:span><text:span text:style-name="T31">laye</text:span><text:span text:style-name="T31">r)</text:span></text:p>
          </draw:text-box>
        </draw:frame>
      </draw:page>
      <draw:page draw:name="page8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1T07:04:17.224202864</meta:creation-date>
    <dc:date>2020-07-11T17:23:06.268844577</dc:date>
    <meta:editing-duration>PT5H50M48S</meta:editing-duration>
    <meta:editing-cycles>13</meta:editing-cycles>
    <meta:generator>LibreOffice/6.4.5.2$Linux_X86_64 LibreOffice_project/a726b36747cf2001e06b58ad5db1aa3a9a1872d6</meta:generator>
    <meta:document-statistic meta:object-count="163"/>
  </office:meta>
</office:document-meta>
</file>